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OpenSymbol" svg:font-family="OpenSymbol" style:font-family-generic="system" style:font-pitch="variable"/>
  </office:font-face-decls>
  <office:automatic-styles>
    <style:style style:name="P1" style:family="paragraph" style:parent-style-name="Table_20_Contents">
      <style:text-properties fo:language="sk" fo:country="SK"/>
    </style:style>
    <style:style style:name="P2" style:family="paragraph" style:parent-style-name="Standard">
      <style:text-properties fo:language="sk" fo:country="SK"/>
    </style:style>
    <style:style style:name="P3" style:family="paragraph" style:parent-style-name="Standard" style:list-style-name="L1"/>
    <style:style style:name="P4" style:family="paragraph" style:parent-style-name="Standard" style:list-style-name="L1">
      <style:text-properties officeooo:paragraph-rsid="002538ba"/>
    </style:style>
    <style:style style:name="P5" style:family="paragraph" style:parent-style-name="Standard" style:list-style-name="L1">
      <style:text-properties officeooo:paragraph-rsid="002ea74d"/>
    </style:style>
    <style:style style:name="P6" style:family="paragraph" style:parent-style-name="Standard" style:list-style-name="L1">
      <style:text-properties fo:language="sk" fo:country="SK"/>
    </style:style>
    <style:style style:name="P7" style:family="paragraph" style:parent-style-name="Standard" style:list-style-name="L1">
      <style:text-properties fo:language="sk" fo:country="SK" officeooo:paragraph-rsid="002538ba"/>
    </style:style>
    <style:style style:name="P8" style:family="paragraph" style:parent-style-name="Standard">
      <style:text-properties fo:language="sk" fo:country="SK" officeooo:paragraph-rsid="002165dd"/>
    </style:style>
    <style:style style:name="P9" style:family="paragraph" style:parent-style-name="Standard">
      <style:text-properties fo:language="sk" fo:country="SK" officeooo:paragraph-rsid="002538ba"/>
    </style:style>
    <style:style style:name="P10" style:family="paragraph" style:parent-style-name="Standard">
      <style:text-properties officeooo:paragraph-rsid="002042cc"/>
    </style:style>
    <style:style style:name="P11" style:family="paragraph" style:parent-style-name="Standard">
      <style:text-properties officeooo:paragraph-rsid="00221f21"/>
    </style:style>
    <style:style style:name="P12" style:family="paragraph" style:parent-style-name="Standard">
      <style:text-properties officeooo:paragraph-rsid="002b606f"/>
    </style:style>
    <style:style style:name="P13" style:family="paragraph" style:parent-style-name="Standard">
      <style:text-properties officeooo:paragraph-rsid="002d82be"/>
    </style:style>
    <style:style style:name="P14" style:family="paragraph" style:parent-style-name="Nadpis_20_1" style:master-page-name="MP0">
      <style:paragraph-properties style:page-number="auto" fo:break-before="page"/>
    </style:style>
    <style:style style:name="P15" style:family="paragraph" style:parent-style-name="Table_20_Contents" style:list-style-name="L1"/>
    <style:style style:name="P16" style:family="paragraph" style:parent-style-name="Table_20_Contents" style:list-style-name="L1">
      <style:text-properties officeooo:paragraph-rsid="001ec818"/>
    </style:style>
    <style:style style:name="P17" style:family="paragraph" style:parent-style-name="Table_20_Contents" style:list-style-name="L1">
      <style:text-properties officeooo:paragraph-rsid="00201e5d"/>
    </style:style>
    <style:style style:name="P18" style:family="paragraph" style:parent-style-name="Table_20_Contents" style:list-style-name="L1">
      <style:text-properties fo:language="sk" fo:country="SK"/>
    </style:style>
    <style:style style:name="P19" style:family="paragraph" style:parent-style-name="Table_20_Contents" style:list-style-name="L1">
      <style:text-properties fo:language="sk" fo:country="SK" officeooo:paragraph-rsid="001de85d"/>
    </style:style>
    <style:style style:name="P20" style:family="paragraph" style:parent-style-name="Table_20_Contents" style:list-style-name="L1">
      <style:text-properties fo:language="sk" fo:country="SK" officeooo:rsid="001ec818" officeooo:paragraph-rsid="001ec818"/>
    </style:style>
    <style:style style:name="P21" style:family="paragraph" style:parent-style-name="Table_20_Contents" style:list-style-name="L1">
      <style:text-properties fo:language="sk" fo:country="SK" officeooo:rsid="00201e5d" officeooo:paragraph-rsid="00201e5d"/>
    </style:style>
    <style:style style:name="P22" style:family="paragraph" style:parent-style-name="Table_20_Contents" style:list-style-name="L1">
      <style:text-properties fo:language="sk" fo:country="SK" officeooo:rsid="002c71b5" officeooo:paragraph-rsid="002c71b5"/>
    </style:style>
    <style:style style:name="T1" style:family="text">
      <style:text-properties officeooo:rsid="001de85d"/>
    </style:style>
    <style:style style:name="T2" style:family="text">
      <style:text-properties fo:language="sk" fo:country="SK"/>
    </style:style>
    <style:style style:name="T3" style:family="text">
      <style:text-properties fo:language="sk" fo:country="SK" officeooo:rsid="00201e5d"/>
    </style:style>
    <style:style style:name="T4" style:family="text">
      <style:text-properties fo:language="sk" fo:country="SK" officeooo:rsid="002042cc"/>
    </style:style>
    <style:style style:name="T5" style:family="text">
      <style:text-properties fo:language="sk" fo:country="SK" fo:font-weight="normal" officeooo:rsid="002538ba" fo:background-color="transparent" loext:char-shading-value="0" style:font-weight-asian="normal" style:font-weight-complex="normal"/>
    </style:style>
    <style:style style:name="T6" style:family="text">
      <style:text-properties fo:language="sk" fo:country="SK" fo:font-weight="normal" officeooo:rsid="001ca74b" fo:background-color="transparent" loext:char-shading-value="0" style:font-weight-asian="normal" style:font-weight-complex="normal"/>
    </style:style>
    <style:style style:name="T7" style:family="text">
      <style:text-properties fo:language="sk" fo:country="SK" fo:font-weight="normal" officeooo:rsid="002b606f" fo:background-color="transparent" loext:char-shading-value="0" style:font-weight-asian="normal" style:font-weight-complex="normal"/>
    </style:style>
    <style:style style:name="T8" style:family="text">
      <style:text-properties fo:language="sk" fo:country="SK" officeooo:rsid="0026a16b"/>
    </style:style>
    <style:style style:name="T9" style:family="text">
      <style:text-properties fo:language="sk" fo:country="SK" officeooo:rsid="002165dd"/>
    </style:style>
    <style:style style:name="T10" style:family="text">
      <style:text-properties style:text-line-through-style="solid" style:text-line-through-type="single" style:text-underline-mode="continuous" style:text-overline-mode="continuous" style:text-line-through-mode="continuous"/>
    </style:style>
    <style:style style:name="T11" style:family="text">
      <style:text-properties officeooo:rsid="001e1862"/>
    </style:style>
    <style:style style:name="T12" style:family="text">
      <style:text-properties officeooo:rsid="001ec818"/>
    </style:style>
    <style:style style:name="T13" style:family="text">
      <style:text-properties officeooo:rsid="00201e5d"/>
    </style:style>
    <style:style style:name="T14" style:family="text">
      <style:text-properties officeooo:rsid="002042cc"/>
    </style:style>
    <style:style style:name="T15" style:family="text">
      <style:text-properties officeooo:rsid="001ca74b" fo:background-color="transparent" loext:char-shading-value="0"/>
    </style:style>
    <style:style style:name="T16" style:family="text">
      <style:text-properties officeooo:rsid="002042cc" fo:background-color="transparent" loext:char-shading-value="0"/>
    </style:style>
    <style:style style:name="T17" style:family="text">
      <style:text-properties officeooo:rsid="002165dd"/>
    </style:style>
    <style:style style:name="T18" style:family="text">
      <style:text-properties officeooo:rsid="00221f21"/>
    </style:style>
    <style:style style:name="T19" style:family="text">
      <style:text-properties officeooo:rsid="002569a0"/>
    </style:style>
    <style:style style:name="T20" style:family="text">
      <style:text-properties officeooo:rsid="002b606f"/>
    </style:style>
    <style:style style:name="T21" style:family="text">
      <style:text-properties officeooo:rsid="002c71b5"/>
    </style:style>
    <style:style style:name="T22" style:family="text">
      <style:text-properties officeooo:rsid="002c84bd"/>
    </style:style>
    <style:style style:name="T23" style:family="text">
      <style:text-properties officeooo:rsid="002d82be"/>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lán riešenia diplomovej práce</text:h>
      <text:p text:style-name="Standard"/>
      <text:h text:style-name="Nadpis_20_2" text:outline-level="2">Motivácia</text:h>
      <text:p text:style-name="Table_20_Contents"><text:span text:style-name="Predvolené_20_písmo_20_odseku"><text:span text:style-name="T2">Katedra informačných sietí v súčasnosti vo viacerých predmetoch poskytuje výučbu, zameranú aj na osvojenie praktických zručností zo správy sieťových prvkov. Za týmto účelom prevádzkuje dve laboratória so sieťovými prvkami. Tieto prvky sú stále vhodné na vyučovanie, avšak ich aktualizácia je čím ďalej náročnejšia. S nástupom systémov virtuálizácie sa objavujú <text:s/>jednak riešenia výrobcov sieťových prvkov, ktoré sú navrhnuté na beh vo virtualizovanom prostredí, ako aj dostupné riešenia umožňujúce ich využívanie a vlastné budovanie virtuálnych laboratórií. Cieľom práce je analyzovať vyučovanie KIS. Následne na základe analýzy vykonať prieskum dostupnosti virtuálnych sieťových prvkov a </text:span></text:span>rôzn<text:span text:style-name="Predvolené_20_písmo_20_odseku"><text:span text:style-name="T2">ych virtualizačných p</text:span></text:span>latforie<text:span text:style-name="Predvolené_20_písmo_20_odseku"><text:span text:style-name="T2">m</text:span></text:span> na ich virtualizáciu. Potom <text:span text:style-name="Predvolené_20_písmo_20_odseku"><text:span text:style-name="T2">vykonať</text:span></text:span> <text:span text:style-name="Predvolené_20_písmo_20_odseku"><text:span text:style-name="T2">ich </text:span></text:span>vyhodnot<text:span text:style-name="Predvolené_20_písmo_20_odseku"><text:span text:style-name="T2">enie</text:span></text:span> podľa stanovených kritérií a <text:span text:style-name="Predvolené_20_písmo_20_odseku"><text:span text:style-name="T2">vypracovať systém ich nasadenia pre vybrané predmety podľa potrieb katedry.</text:span></text:span></text:p>
      <text:p text:style-name="Table_20_Contents"/>
      <text:h text:style-name="Nadpis_20_2" text:outline-level="2">Zoznam úloh a ich riešení</text:h>
      <text:list xml:id="list4214292277" text:style-name="L1">
        <text:list-item>
          <text:p text:style-name="P19">Analýza predmetov zabezpečovaných KIS a ich požiadaviek na sieťové zariadenia <text:span text:style-name="T11">a ich funkcie </text:span>a možnosť či vhodnosť využívania virtuálneho laboratória vo vyučovaní. <text:span text:style-name="T1">Stanovenie kritérií. Moznost behu labov alebo skusaniana specifickych lab topologiach</text:span></text:p>
          <text:list>
            <text:list-item>
              <text:p text:style-name="P18">Analyzovať požiadavky nasledovných predmetov:</text:p>
              <text:list>
                <text:list-item>
                  <text:p text:style-name="P3"><text:a xlink:type="simple" xlink:href="https://vzdelavanie.uniza.sk/vzdelavanie/planinfo.php?kod=236435" office:target-frame-name="_top" xlink:show="replace" text:style-name="Internet_20_link" text:visited-style-name="Visited_20_Internet_20_Link">Počítačové siete 1</text:a></text:p>
                  <text:list>
                    <text:list-item>
                      <text:p text:style-name="P3">Požiadavky:</text:p>
                    </text:list-item>
                  </text:list>
                </text:list-item>
              </text:list>
            </text:list-item>
          </text:list>
        </text:list-item>
      </text:list>
      <text:p text:style-name="Standard"><text:tab/><text:tab/><text:tab/><text:tab/><text:span text:style-name="T14">smerovače: </text:span>Cisco<text:span text:style-name="T15"> </text:span><text:span text:style-name="T16">(</text:span><text:span text:style-name="T15">mo</text:span><text:span text:style-name="T16">ž</text:span><text:span text:style-name="T15">no Junos</text:span><text:span text:style-name="T16">)</text:span></text:p>
      <text:p text:style-name="Standard"/>
      <text:list xml:id="list162404554575914" text:continue-numbering="true" text:style-name="L1">
        <text:list-item>
          <text:list>
            <text:list-item>
              <text:list>
                <text:list-item>
                  <text:list>
                    <text:list-item>
                      <text:p text:style-name="P3">Prednášky:<text:line-break/>doc. Ing. Pavel Segeč, PhD.<text:line-break/>Mgr. Jana Uramová, PhD.<text:line-break/></text:p>
                    </text:list-item>
                    <text:list-item>
                      <text:p text:style-name="P3">Cvičenia:<text:line-break/>doc. Ing. Milan Kubina, PhD.<text:line-break/>doc. Ing. Pavel Segeč, PhD.<text:line-break/>Mgr. Jana Uramová, PhD.<text:line-break/>Ing. Ondrej Škvarek, PhD.</text:p>
                    </text:list-item>
                  </text:list>
                </text:list-item>
              </text:list>
            </text:list-item>
          </text:list>
        </text:list-item>
      </text:list>
      <text:p text:style-name="Standard"/>
      <text:list xml:id="list162404455487665" text:continue-numbering="true" text:style-name="L1">
        <text:list-item>
          <text:list>
            <text:list-item>
              <text:list>
                <text:list-item>
                  <text:p text:style-name="P15"><text:a xlink:type="simple" xlink:href="https://vzdelavanie.uniza.sk/vzdelavanie/planinfo.php?kod=236455" office:target-frame-name="_top" xlink:show="replace" text:style-name="Internet_20_link" text:visited-style-name="Visited_20_Internet_20_Link">Počítačové siete 2</text:a></text:p>
                  <text:list>
                    <text:list-item>
                      <text:p text:style-name="P3">Požiadavky:</text:p>
                    </text:list-item>
                  </text:list>
                </text:list-item>
              </text:list>
            </text:list-item>
          </text:list>
        </text:list-item>
      </text:list>
      <text:p text:style-name="P10"><text:tab/><text:tab/><text:tab/><text:tab/><text:span text:style-name="T14">smerovače: </text:span>Cisco<text:span text:style-name="T15"> </text:span><text:span text:style-name="T16">(</text:span><text:span text:style-name="T15">mo</text:span><text:span text:style-name="T16">ž</text:span><text:span text:style-name="T15">no Junos</text:span><text:span text:style-name="T16">)</text:span></text:p>
      <text:p text:style-name="Standard"/>
      <text:list xml:id="list162405122130193" text:continue-numbering="true" text:style-name="L1">
        <text:list-item>
          <text:list>
            <text:list-item>
              <text:list>
                <text:list-item>
                  <text:list>
                    <text:list-item>
                      <text:p text:style-name="P15">Prednášky:<text:line-break/>doc. Ing. Pavel Segeč, PhD.<text:line-break/>Mgr. Jana Uramová, PhD.<text:line-break/></text:p>
                    </text:list-item>
                    <text:list-item>
                      <text:p text:style-name="P15"><text:soft-page-break/>Cvičenia:<text:line-break/>doc. Ing. Milan Kubina, PhD.<text:line-break/>doc. Ing. Pavel Segeč, PhD.<text:line-break/>Mgr. Jana Uramová, PhD.<text:line-break/>Ing. Ondrej Škvarek, PhD.</text:p>
                    </text:list-item>
                  </text:list>
                </text:list-item>
              </text:list>
            </text:list-item>
          </text:list>
        </text:list-item>
      </text:list>
      <text:p text:style-name="Table_20_Contents"/>
      <text:list xml:id="list162403728554734" text:continue-numbering="true" text:style-name="L1">
        <text:list-item>
          <text:list>
            <text:list-item>
              <text:list>
                <text:list-item>
                  <text:p text:style-name="P15"><text:a xlink:type="simple" xlink:href="https://vzdelavanie.uniza.sk/vzdelavanie/planinfo.php?kod=243293" office:target-frame-name="_top" xlink:show="replace" text:style-name="Internet_20_link" text:visited-style-name="Visited_20_Internet_20_Link">Projektovanie sietí 1</text:a></text:p>
                  <text:list>
                    <text:list-item>
                      <text:p text:style-name="P3">Požiadavky:</text:p>
                    </text:list-item>
                  </text:list>
                </text:list-item>
              </text:list>
            </text:list-item>
          </text:list>
        </text:list-item>
      </text:list>
      <text:p text:style-name="Standard"><text:tab/><text:tab/><text:tab/><text:tab/><text:span text:style-name="T14">smerovače: </text:span>Cisco, <text:span text:style-name="T12">Juniper</text:span></text:p>
      <text:p text:style-name="Standard"><text:tab/><text:tab/><text:tab/><text:tab/>koncové zariadenia: (Linux / Windows) (užitočné pri multicast technológiách)</text:p>
      <text:p text:style-name="Standard"/>
      <text:list xml:id="list162405063638834" text:continue-numbering="true" text:style-name="L1">
        <text:list-item>
          <text:list>
            <text:list-item>
              <text:list>
                <text:list-item>
                  <text:list>
                    <text:list-item>
                      <text:p text:style-name="P15">Prednášky:<text:line-break/>Doc. Ing. Pavel Segeč, PhD.</text:p>
                    </text:list-item>
                  </text:list>
                </text:list-item>
              </text:list>
            </text:list-item>
          </text:list>
        </text:list-item>
      </text:list>
      <text:p text:style-name="Table_20_Contents"><text:tab/><text:tab/><text:tab/><text:tab/>Ing. Roman Kaloč<text:line-break/></text:p>
      <text:list xml:id="list162404718946371" text:continue-numbering="true" text:style-name="L1">
        <text:list-item>
          <text:list>
            <text:list-item>
              <text:list>
                <text:list-item>
                  <text:list>
                    <text:list-item>
                      <text:p text:style-name="P15">Cvičenia:<text:line-break/>Doc. Ing. Pavel Segeč, PhD.</text:p>
                    </text:list-item>
                  </text:list>
                </text:list-item>
              </text:list>
            </text:list-item>
          </text:list>
        </text:list-item>
      </text:list>
      <text:p text:style-name="Table_20_Contents"/>
      <text:list xml:id="list162403958268732" text:continue-numbering="true" text:style-name="L1">
        <text:list-item>
          <text:list>
            <text:list-item>
              <text:list>
                <text:list-item>
                  <text:p text:style-name="P15"><text:a xlink:type="simple" xlink:href="https://vzdelavanie.uniza.sk/vzdelavanie/planinfo.php?kod=236904" office:target-frame-name="_top" xlink:show="replace" text:style-name="Internet_20_link" text:visited-style-name="Visited_20_Internet_20_Link">Projektovanie sietí 2</text:a></text:p>
                  <text:list>
                    <text:list-item>
                      <text:p text:style-name="P3">Požiadavky:</text:p>
                    </text:list-item>
                  </text:list>
                </text:list-item>
              </text:list>
            </text:list-item>
          </text:list>
        </text:list-item>
      </text:list>
      <text:p text:style-name="P11"><text:tab/><text:tab/><text:tab/><text:tab/>smerovač<text:span text:style-name="T18">e: Cisco, Juniper, (možno Nokia)</text:span></text:p>
      <text:p text:style-name="Table_20_Contents"/>
      <text:list xml:id="list162405319195210" text:continue-numbering="true" text:style-name="L1">
        <text:list-item>
          <text:list>
            <text:list-item>
              <text:list>
                <text:list-item>
                  <text:p text:style-name="P15"><text:a xlink:type="simple" xlink:href="https://vzdelavanie.uniza.sk/vzdelavanie/planinfo.php?kod=236903" office:target-frame-name="_top" xlink:show="replace" text:style-name="Internet_20_link" text:visited-style-name="Visited_20_Internet_20_Link"><text:span text:style-name="Predvolené_20_písmo_20_odseku"><text:span text:style-name="T2">Optimalizácia konvergovaných sietí</text:span></text:span></text:a><text:span text:style-name="Predvolené_20_písmo_20_odseku"><text:span text:style-name="T2"> (na zváženie – </text:span></text:span><text:span text:style-name="Predvolené_20_písmo_20_odseku"><text:span text:style-name="T4">podľa toho, ako budem stíhať</text:span></text:span><text:span text:style-name="Predvolené_20_písmo_20_odseku"><text:span text:style-name="T2">)</text:span></text:span></text:p>
                  <text:list>
                    <text:list-item>
                      <text:p text:style-name="P6">Požiadavky:</text:p>
                    </text:list-item>
                  </text:list>
                </text:list-item>
              </text:list>
            </text:list-item>
          </text:list>
        </text:list-item>
      </text:list>
      <text:p text:style-name="Standard"><text:tab/><text:tab/><text:tab/><text:tab/><text:span text:style-name="T20">k</text:span>oncové zariadenia: (Linux / Windows)</text:p>
      <text:p text:style-name="P8"><text:tab/><text:tab/><text:tab/><text:tab/>smerovač<text:span text:style-name="T17">e: </text:span>Cisco</text:p>
      <text:p text:style-name="P2"/>
      <text:list xml:id="list162405528538105" text:continue-numbering="true" text:style-name="L1">
        <text:list-item>
          <text:list>
            <text:list-item>
              <text:list>
                <text:list-item>
                  <text:list>
                    <text:list-item>
                      <text:p text:style-name="P3"><text:span text:style-name="Predvolené_20_písmo_20_odseku"><text:span text:style-name="T2">Prednášky:</text:span></text:span></text:p>
                    </text:list-item>
                  </text:list>
                </text:list-item>
              </text:list>
            </text:list-item>
          </text:list>
        </text:list-item>
      </text:list>
      <text:p text:style-name="P2"><text:tab/><text:tab/><text:tab/><text:tab/>Ing. Ondrej Škvarek, PhD.<text:line-break/></text:p>
      <text:list xml:id="list162404099591053" text:continue-numbering="true" text:style-name="L1">
        <text:list-item>
          <text:list>
            <text:list-item>
              <text:list>
                <text:list-item>
                  <text:list>
                    <text:list-item>
                      <text:p text:style-name="P3"><text:span text:style-name="Predvolené_20_písmo_20_odseku"><text:span text:style-name="T2">Cvičenia:<text:line-break/>Mgr. Jana Uramová, PhD.</text:span></text:span></text:p>
                    </text:list-item>
                  </text:list>
                </text:list-item>
              </text:list>
            </text:list-item>
          </text:list>
        </text:list-item>
      </text:list>
      <text:p text:style-name="Standard"><text:span text:style-name="Predvolené_20_písmo_20_odseku"><text:span text:style-name="T2"/></text:span></text:p>
      <text:list xml:id="list162405569064408" text:continue-numbering="true" text:style-name="L1">
        <text:list-item>
          <text:list>
            <text:list-item>
              <text:list>
                <text:list-item>
                  <text:p text:style-name="P16"><text:span text:style-name="Predvolené_20_písmo_20_odseku"><text:span text:style-name="T6">CCNA </text:span></text:span><text:span text:style-name="Predvolené_20_písmo_20_odseku"><text:span text:style-name="T7">S</text:span></text:span><text:span text:style-name="Predvolené_20_písmo_20_odseku"><text:span text:style-name="T6">ecurity</text:span></text:span></text:p>
                  <text:list>
                    <text:list-item>
                      <text:p text:style-name="P4"><text:span text:style-name="T2">Požiadavky:</text:span></text:p>
                    </text:list-item>
                  </text:list>
                </text:list-item>
              </text:list>
            </text:list-item>
          </text:list>
        </text:list-item>
      </text:list>
      <text:p text:style-name="P12"><text:span text:style-name="T2"><text:tab/><text:tab/><text:tab/><text:tab/></text:span><text:span text:style-name="T8">prepínače: Cisco</text:span></text:p>
      <text:p text:style-name="P12"><text:span text:style-name="T8"><text:tab/><text:tab/><text:tab/><text:tab/></text:span><text:span text:style-name="T2">smerovač</text:span><text:span text:style-name="T9">e: </text:span><text:span text:style-name="T2">Cisco</text:span></text:p>
      <text:p text:style-name="P9"><text:tab/><text:tab/><text:tab/><text:tab/><text:span text:style-name="T19">firewall: Cisco</text:span></text:p>
      <text:p text:style-name="P9"/>
      <text:list xml:id="list162405598706455" text:continue-numbering="true" text:style-name="L1">
        <text:list-item>
          <text:list>
            <text:list-item>
              <text:list>
                <text:list-item>
                  <text:list>
                    <text:list-item>
                      <text:p text:style-name="P4"><text:span text:style-name="Predvolené_20_písmo_20_odseku"><text:span text:style-name="T2">Prednášky:</text:span></text:span></text:p>
                      <text:p text:style-name="P7"><text:span text:style-name="Predvolené_20_písmo_20_odseku">?</text:span><text:line-break/></text:p>
                    </text:list-item>
                    <text:list-item>
                      <text:p text:style-name="P4"><text:span text:style-name="Predvolené_20_písmo_20_odseku"><text:span text:style-name="T5">Cvičenia:<text:line-break/>?</text:span></text:span></text:p>
                    </text:list-item>
                  </text:list>
                </text:list-item>
              </text:list>
            </text:list-item>
          </text:list>
        </text:list-item>
      </text:list>
      <text:p text:style-name="P2"/>
      <text:list xml:id="list162404516058296" text:continue-numbering="true" text:style-name="L1">
        <text:list-item>
          <text:list>
            <text:list-item>
              <text:p text:style-name="P18"><text:soft-page-break/>Stanovenie kritérií, do akej miery virtualizačný nástroj spĺňa požiadavky predmetu</text:p>
              <text:list>
                <text:list-item>
                  <text:p text:style-name="P18">podpora zariadení, s ktorými sa na danom predmete pracuje <text:span text:style-name="T12">+ feature sets</text:span></text:p>
                </text:list-item>
                <text:list-item>
                  <text:p text:style-name="P18">škálovateľnosť: koľko najviac zariadení daného typu vieme spustiť</text:p>
                </text:list-item>
                <text:list-item>
                  <text:p text:style-name="P18">stabilita: ako sa nástroj správa pri rôznej miere zaťaženia (plynulosť používania, rýchlosť spúšťania zariadení, konzistentnosť z používania nástroja)</text:p>
                </text:list-item>
                <text:list-item>
                  <text:p text:style-name="P20">mo<text:span text:style-name="T21">ž</text:span>nos<text:span text:style-name="T21">ť</text:span> pr<text:span text:style-name="T21">á</text:span>ce viac <text:span text:style-name="T21">ľ</text:span>ud<text:span text:style-name="T21">í</text:span> naraz na viac projektoch</text:p>
                  <text:list>
                    <text:list-item>
                      <text:p text:style-name="P22">EVE-ng aj GNS3 podporujú prácu na rôznych projektoch (pre EVE-ng treba vytvoriť každému študentovi používateľský účet)</text:p>
                    </text:list-item>
                  </text:list>
                </text:list-item>
              </text:list>
            </text:list-item>
          </text:list>
        </text:list-item>
      </text:list>
      <text:p text:style-name="P1"/>
      <text:list xml:id="list162403551632658" text:continue-numbering="true" text:style-name="L1">
        <text:list-item>
          <text:p text:style-name="P15">Prieskum <text:span text:style-name="Predvolené_20_písmo_20_odseku"><text:span text:style-name="T2">a popis </text:span></text:span>dostupných riešení pre virtuálne sieťové laboratórium <text:span text:style-name="Predvolené_20_písmo_20_odseku"><text:span text:style-name="T2">(Cisco VIRL, EVE-ng, GNS3 ako vzdialený server, popr. preskúmať ďalšie nástroje).</text:span></text:span></text:p>
          <text:list>
            <text:list-item>
              <text:p text:style-name="P15"><text:span text:style-name="Predvolené_20_písmo_20_odseku"><text:span text:style-name="T2">Sústrediť sa primárne na nástroje s podporou zariadení od rôznych výrobcov: EVE-ng a GNS3.</text:span></text:span></text:p>
              <text:p text:style-name="P15"><text:span text:style-name="Predvolené_20_písmo_20_odseku"><text:span text:style-name="T2"/></text:span></text:p>
            </text:list-item>
          </text:list>
        </text:list-item>
        <text:list-item>
          <text:p text:style-name="P5">- preskúmať možnosti EVE-ng (ideálne, aby bežala na fyzickom serveri)</text:p>
        </text:list-item>
        <text:list-item>
          <text:p text:style-name="P5"><text:s text:c="4"/>- nainštalovať na fyzický server</text:p>
        </text:list-item>
        <text:list-item>
          <text:p text:style-name="P5"><text:s text:c="4"/>- zmerať systémové nároky jednotlivých zariadení</text:p>
        </text:list-item>
        <text:list-item>
          <text:p text:style-name="P5">- preskúmať možnosti GNS3 <text:span text:style-name="T23">ako vzdialený server na rôznych platformách </text:span>(ideálne, aby bežala v LXC kontajneri):</text:p>
        </text:list-item>
        <text:list-item>
          <text:p text:style-name="P5"><text:s text:c="4"/>- VMware (učiteľský PC)</text:p>
        </text:list-item>
        <text:list-item>
          <text:p text:style-name="P5"><text:s text:c="4"/>- VBox (nedostane IPčku)</text:p>
        </text:list-item>
        <text:list-item>
          <text:p text:style-name="P5"><text:s text:c="4"/>- LXC kontainer</text:p>
        </text:list-item>
        <text:list-item>
          <text:p text:style-name="P5"/>
        </text:list-item>
        <text:list-item>
          <text:p text:style-name="P5"><text:s text:c="4"/>- <text:span text:style-name="T23">Postup:</text:span></text:p>
        </text:list-item>
        <text:list-item>
          <text:p text:style-name="P5"><text:s text:c="8"/>- nasadiť</text:p>
        </text:list-item>
        <text:list-item>
          <text:p text:style-name="P5"><text:s text:c="8"/>- prepojiť vzdialenú GNS3 VM s GNS3 klientom</text:p>
        </text:list-item>
        <text:list-item>
          <text:p text:style-name="P5"><text:s text:c="8"/>- pridať zariadenia</text:p>
        </text:list-item>
        <text:list-item>
          <text:p text:style-name="P5"><text:span text:style-name="Predvolené_20_písmo_20_odseku"><text:span text:style-name="T2"><text:s text:c="8"/>- otestovať zariadenia</text:span></text:span></text:p>
          <text:p text:style-name="P5"><text:span text:style-name="Predvolené_20_písmo_20_odseku"><text:span text:style-name="T2"/></text:span></text:p>
          <text:list>
            <text:list-item>
              <text:p text:style-name="P17"><text:span text:style-name="Predvolené_20_písmo_20_odseku"><text:span text:style-name="T3">Ano, ideal je mat route, switche, mozno firewall plus nejake koncove OS/servery</text:span></text:span></text:p>
            </text:list-item>
          </text:list>
        </text:list-item>
      </text:list>
      <text:p text:style-name="Table_20_Contents"/>
      <text:list xml:id="list162404981644079" text:continue-numbering="true" text:style-name="L1">
        <text:list-item>
          <text:p text:style-name="P15"><text:span text:style-name="Predvolené_20_písmo_20_odseku"><text:span text:style-name="T2">Analýza aktuálneho stavu v oblasti riešení virtuálnych sieťových prvkov popredných výrobcov, vytvorenie matice kompatibility pre potreby vyučovania ako aj vhodnosti pre beh vo virtualizovanom prostredí <text:s/>(Cisco vIOS/IOL/CSR/ASAv, Juniper vMX/vSRX, Mikrotik a pod.).</text:span></text:span></text:p>
          <text:list>
            <text:list-item>
              <text:p text:style-name="P15"><text:span text:style-name="Predvolené_20_písmo_20_odseku"><text:span text:style-name="T2">Zhromažďovanie zariadení</text:span></text:span></text:p>
              <text:list>
                <text:list-item>
                  <text:p text:style-name="P15"><text:span text:style-name="Predvolené_20_písmo_20_odseku"><text:span text:style-name="T2">Väčšina zariadení je už zhromaždená; zariadenia sú rôznorodé; je to zmes funkčných aj nefunkčných zariadení, pretože v rôznych nástrojoch môžu fungovať rôzne zariadenia</text:span></text:span></text:p>
                </text:list-item>
              </text:list>
            </text:list-item>
            <text:list-item>
              <text:p text:style-name="P15"><text:span text:style-name="Predvolené_20_písmo_20_odseku"><text:span text:style-name="T2">Testovanie spustiteľnosti zariadení vo virtuálnych nástrojoch</text:span></text:span></text:p>
              <text:list>
                <text:list-item>
                  <text:p text:style-name="P15">Dokončiť testovanie a benchmarking zariadení v EVE-ng</text:p>
                  <text:list>
                    <text:list-item>
                      <text:p text:style-name="P15"><text:soft-page-break/>Zostáva Juniper vMX 17 a 15</text:p>
                    </text:list-item>
                  </text:list>
                </text:list-item>
                <text:list-item>
                  <text:p text:style-name="P15">Testovanie a benchmarking zariadení v GNS3/<text:span text:style-name="T13">system resoruces/naroky</text:span></text:p>
                  <text:list>
                    <text:list-item>
                      <text:p text:style-name="P15">Dokončené pre VMware</text:p>
                    </text:list-item>
                  </text:list>
                </text:list-item>
                <text:list-item>
                  <text:p text:style-name="P15"><text:span text:style-name="Predvolené_20_písmo_20_odseku"><text:span text:style-name="T2">Nasadenie GNS3 na server</text:span></text:span></text:p>
                  <text:list>
                    <text:list-item>
                      <text:p text:style-name="P15"><text:span text:style-name="Predvolené_20_písmo_20_odseku"><text:span text:style-name="T2">Testovanie GNS3 v LXC kontajneri; porovnanie funkčnosti zariadení v porovnaní s VMware</text:span></text:span></text:p>
                    </text:list-item>
                  </text:list>
                </text:list-item>
              </text:list>
            </text:list-item>
          </text:list>
        </text:list-item>
      </text:list>
      <text:p text:style-name="Table_20_Contents"/>
      <text:list xml:id="list162405273164312" text:continue-numbering="true" text:style-name="L1">
        <text:list-item>
          <text:p text:style-name="P15"><text:span text:style-name="Predvolené_20_písmo_20_odseku"><text:span text:style-name="T2">Návrh možností riešenia virtuálneho laboratória a virtuálnych topológií pre vyučovanie.</text:span></text:span></text:p>
          <text:list>
            <text:list-item>
              <text:p text:style-name="P18">Pre predmety Počítačové siete 1/2 by virtuálne nástroje mohli slúžiť ako náhrada/<text:span text:style-name="T13">doplnok</text:span> Packet Tracera</text:p>
            </text:list-item>
            <text:list-item>
              <text:p text:style-name="P18">Pre predmety Projektovanie sietí 1/2 by virtuálne nástroje mohli slúžiť ako náhrada/<text:span text:style-name="T13">doplnok</text:span> Dynamips servera – <text:span text:style-name="T13">s takym vykonom, t.j. cca 10/15skupin po 10 routroch</text:span></text:p>
            </text:list-item>
            <text:list-item>
              <text:p text:style-name="P21">remote access</text:p>
            </text:list-item>
            <text:list-item>
              <text:p text:style-name="P21">multiuser</text:p>
            </text:list-item>
            <text:list-item>
              <text:p text:style-name="P21">mal by byt zoznam vlasnosti ako napr, ci bude povolene spusatanie, editovanie topo, save/load, a podobne</text:p>
            </text:list-item>
          </text:list>
        </text:list-item>
      </text:list>
      <text:p text:style-name="P1"/>
      <text:list xml:id="list162405237952375" text:continue-numbering="true" text:style-name="L1">
        <text:list-item>
          <text:p text:style-name="P15"><text:span text:style-name="Predvolené_20_písmo_20_odseku"><text:span text:style-name="T2">Pilotné nasadenie a o</text:span></text:span>testova<text:span text:style-name="Predvolené_20_písmo_20_odseku"><text:span text:style-name="T2">nie vybraných riešení </text:span></text:span>podľa stanovených kritérií. V<text:span text:style-name="Predvolené_20_písmo_20_odseku"><text:span text:style-name="T2">yhodnotenie </text:span></text:span>kompatibility<text:span text:style-name="Predvolené_20_písmo_20_odseku"><text:span text:style-name="T2">, </text:span></text:span>výkonnosti, <text:s/><text:span text:style-name="Predvolené_20_písmo_20_odseku"><text:span text:style-name="T2">stability, početnosti zariadení </text:span></text:span>atď.</text:p>
          <text:list>
            <text:list-item>
              <text:p text:style-name="P15">Aktuálne nasadený virtuálny nástroj je EVE-ng pre predmet Projektovanie sietí 2. Zisťuje sa, či majú zariadenia dostatočnú podporu technológií, potrebných na splnenie semetrálnych <text:span text:style-name="T22">prác</text:span></text:p>
            </text:list-item>
          </text:list>
        </text:list-item>
      </text:list>
      <text:p text:style-name="Table_20_Contents"/>
      <text:list xml:id="list162403766526220" text:continue-numbering="true" text:style-name="L1">
        <text:list-item>
          <text:p text:style-name="P15">Over<text:span text:style-name="Predvolené_20_písmo_20_odseku"><text:span text:style-name="T2">enie</text:span></text:span> funkčnos<text:span text:style-name="Predvolené_20_písmo_20_odseku"><text:span text:style-name="T2">ti</text:span></text:span> pri vypracovávaní úloh z vybraných predmetov.</text:p>
          <text:list>
            <text:list-item>
              <text:p text:style-name="P15">Vypracovanie niekoľkých laboratórnych cvičení z vybraných predmetov<text:tab/></text:p>
            </text:list-item>
            <text:list-item>
              <text:p text:style-name="P15">Momentálne sa vypracovávajú semestrálne úlohy z predmetu Projektovanie sietí 2 vo virtuálnom nástroji EVE-ng</text:p>
              <text:list>
                <text:list-item>
                  <text:p text:style-name="P15">napr. Juniper Olive 12.1 nepodporuje MPLS</text:p>
                </text:list-item>
              </text:list>
            </text:list-item>
          </text:list>
        </text:list-item>
      </text:list>
      <text:p text:style-name="Table_20_Contents"/>
      <text:list xml:id="list162405152790489" text:continue-numbering="true" text:style-name="L1">
        <text:list-item>
          <text:p text:style-name="P15">Vyhodnotenie a dokumentácia získaných výsledkov.</text:p>
          <text:list>
            <text:list-item>
              <text:p text:style-name="P15">Všetky dokumenty a výsledky práce sú prístupné na stránke <text:a xlink:type="simple" xlink:href="https://github.com/kyberdrb/Ing-Projekt_Ing-Virtualne_sietove_laboratoria" office:target-frame-name="_top" xlink:show="replace" text:style-name="Internet_20_link" text:visited-style-name="Visited_20_Internet_20_Link">https://github.com/kyberdrb/Ing-Projekt_Ing-Virtualne_sietove_laboratoria</text:a></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DejaVu Sans" fo:font-family="'DejaVu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initial-creator>doc. Ing. Pavel Segeč, PhD.</meta:initial-creator>
    <meta:creation-date>2017-12-08T12:33:00Z</meta:creation-date>
    <dc:date>2017-12-12T16:24:03.360240071</dc:date>
    <meta:editing-cycles>20</meta:editing-cycles>
    <meta:editing-duration>PT43M41S</meta:editing-duration>
    <meta:document-statistic meta:table-count="0" meta:image-count="0" meta:object-count="0" meta:page-count="4" meta:paragraph-count="89" meta:word-count="831" meta:character-count="5844" meta:non-whitespace-character-count="5057"/>
    <meta:template xlink:type="simple" xlink:actuate="onRequest" xlink:title="" xlink:href="Normal.dotm"/>
  </office:meta>
</office:document-meta>
</file>